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2-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REMIAH IS PERSECUTED (32:1-5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REMIAH IS PERSECUTED (32:1-5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ow (32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(32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JEREMIAH 32-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JEREMIAH IS PERSECUTED (32:1-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JEREMIAH MAKES A PURCHASE (32:6-2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JEREMIAH MAKES A PURCHASE (32:6-25):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erson (32:6-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rice (32:9-13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urpose (32:14-15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prayer (32:16-2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JEREMIAH 32-33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JEREMIAH IS PERSECUTED (32:1-5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JEREMIAH MAKES A PURCHASE (32:6-25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JEREMIAH RECEIVES PROMISES (32:26-33:26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JEREMIAH RECEIVES PROMISES (32:26-33:26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About God's omnipotence (32:26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About God's objectives (32:27-33:2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-title-Title-Slide" presentation:presentation-page-layout-name="Master1-PPL1" draw:id="Slide-262">
        <draw:frame draw:id="id95" presentation:style-name="a528" draw:name="Title 1" svg:x="1.38in" svg:y="0.83in" svg:width="10.3in" svg:height="4.42in" presentation:class="title" presentation:placeholder="false">
          <draw:text-box>
            <text:p text:style-name="a527" text:class-names="" text:cond-style-name=""><text:span text:style-name="a525" text:class-names=""><text:s text:c="1"/>About God's objectives (32:27-33:26):<text:s text:c="1"/></text:span><text:span text:style-name="a526" text:class-names=""/></text:p>
          </draw:text-box>
          <svg:title/>
          <svg:desc/>
        </draw:frame>
        <draw:frame draw:id="id96" presentation:style-name="a533" draw:name="Subtitle 2" svg:x="1.38in" svg:y="5.25in" svg:width="10.3in" svg:height="1.85in" presentation:class="subtitle" presentation:placeholder="false">
          <draw:text-box>
            <text:p text:style-name="a530" text:class-names="" text:cond-style-name=""><text:span text:style-name="a529" text:class-names=""><text:s text:c="1"/>The punishment (32:27-36; 33:1-5)<text:s text:c="1"/></text:span></text:p>
            <text:p text:style-name="a532" text:class-names="" text:cond-style-name=""><text:span text:style-name="a531" text:class-names=""/></text:p>
          </draw:text-box>
          <svg:title/>
          <svg:desc/>
        </draw:frame>
      </draw:page>
      <draw:page draw:name="Slide8" draw:style-name="a534" draw:master-page-name="Master1-Layout1-title-Title-Slide" presentation:presentation-page-layout-name="Master1-PPL1" draw:id="Slide-263">
        <draw:frame draw:id="id97" presentation:style-name="a538" draw:name="Title 1" svg:x="1.38in" svg:y="0.83in" svg:width="10.3in" svg:height="4.42in" presentation:class="title" presentation:placeholder="false">
          <draw:text-box>
            <text:p text:style-name="a537" text:class-names="" text:cond-style-name=""><text:span text:style-name="a535" text:class-names=""><text:s text:c="1"/>The punishment (32:27-36; 33:1-5)<text:s text:c="1"/></text:span><text:span text:style-name="a536" text:class-names=""/></text:p>
          </draw:text-box>
          <svg:title/>
          <svg:desc/>
        </draw:frame>
        <draw:frame draw:id="id98" presentation:style-name="a543" draw:name="Subtitle 2" svg:x="1.38in" svg:y="5.25in" svg:width="10.3in" svg:height="1.85in" presentation:class="subtitle" presentation:placeholder="false">
          <draw:text-box>
            <text:p text:style-name="a540" text:class-names="" text:cond-style-name=""><text:span text:style-name="a539" text:class-names=""><text:s text:c="1"/>What Israel has done against God (32:30-35)<text:s text:c="1"/></text:span></text:p>
            <text:p text:style-name="a542" text:class-names="" text:cond-style-name=""><text:span text:style-name="a541" text:class-names=""/></text:p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What Israel has done against God (32:30-35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Rebelled and disobeyed (32:30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Sacrificed to idols (32:34-35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punishment (32:27-36; 33:1-5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at Israel has done against God (32:30-3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God does against Israel (32:27-29, 36; 33:1-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God does against Israel (32:27-29, 36; 33:1-5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llows Jerusalem to be destroyed by the Babylonians (32:27-29; 33:1-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llows war, famine, and disease (32:36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punishment (32:27-36; 33:1-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at Israel has done against God (32:30-3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God does against Israel (32:27-29, 36; 33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bout God's objectives (32:27-33:26):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unishment (32:27-36; 33:1-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urification (32:36-44; 33:6-2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purification (32:36-44; 33:6-26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Be regathered and restored (32:36-3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Receive a new heart and mind to worship God (32:38-3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Be given an everlasting covenant (32:40-42; 33:19-26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Experience great joy and singing (33:10-1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Enjoy great prosperity (32:43-44; 33:6-9, 12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Be ruled over by the Messiah, the son of David (33:15-1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bout God's objectives (32:27-33:26):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punishment (32:27-36; 33:1-5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urification (32:36-44; 33:6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12-tx-Title-and-Text" presentation:presentation-page-layout-name="Master1-PPL12" draw:id="Slide-271">
        <draw:frame draw:id="id113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JEREMIAH RECEIVES PROMISES (32:26-33:26)<text:s text:c="1"/></text:span><text:span text:style-name="a663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About God's omnipotence (32:26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bout God's objectives (32:27-33:2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JEREMIAH 32-33<text:s text:c="1"/></text:span><text:span text:style-name="a678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JEREMIAH IS PERSECUTED (32:1-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JEREMIAH MAKES A PURCHASE (32:6-2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JEREMIAH RECEIVES PROMISES (32:26-33:26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2-33 </dc:title>
    <meta:initial-creator>David STRICKLAND</meta:initial-creator>
    <dc:creator>David STRICKLAND</dc:creator>
    <meta:creation-date>2020-02-23T23:14:04Z</meta:creation-date>
    <dc:date>2020-02-23T23:14:05Z</dc:date>
    <meta:template xlink:href="BibleStudy" xlink:type="simple"/>
    <meta:editing-cycles>1</meta:editing-cycles>
    <meta:editing-duration>PT0S</meta:editing-duration>
    <meta:document-statistic meta:paragraph-count="56" meta:word-count="430"/>
  </office:meta>
</office:document-meta>
</file>